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3" style:family="paragraph">
      <style:paragraph-properties fo:margin-top="0pt" fo:margin-bottom="0pt" fo:text-indent="0pt"/>
    </style:style>
  </office:automatic-styles>
  <office:body>
    <office:text>
      <text:p text:style-name="p3"><text:span text:style-name="c0">Brother lies curled with the dog, whispering in its ear. Their food bowl lies empty, pushed against the wall. Empty for weeks. “You can’t just feed it with words,” you say, and brother rises slowly, glaring at you. The dog is outside again, and brother shoves open the kitchen window, shouting your words back into the yard, feeding them to the dog just to spite you. When you leave for the store, you see the dog on its side, breathing shallow against the concrete.</text:span></text:p>
      <text:p text:style-name="p3"/>
      <text:p text:style-name="p3"><text:span text:style-name="c0">At the store you buy clothes. Earrings. Lipstick. You look fabulous. But you really came here for a pen, so you get that too, and when you get home, you give it to brother. Brother runs the tip across his forearm, his skin welting in a perfect red line. When he’s done, he offers his arm to the dog. It sniffs him. Licks him slowly, then licks him again. Brother sighs, and you watch as the licks grow eager and feverish and angry. Teeth brush against skin. Blood mingles with saliva.</text:span></text:p>
      <text:p text:style-name="p3"/>
      <text:p text:style-name="p3"><text:span text:style-name="c0">You start screaming. Brother starts screaming.</text:span></text:p>
      <text:p text:style-name="p3"/>
      <text:p text:style-name="p3"><text:span text:style-name="c0">And the dog is fed.</text:span></text:p>
      <text:p text:style-name="p3"/>
      <text:p text:style-name="p3"/>
      <text:p text:style-name="p3"/>
      <text:p text:style-name="p3"><text:span text:style-name="c0">Sister lies curled around you, whispering in your ear. “You’ll make a terrible father,” she says, and you try shrugging her away. </text:span></text:p>
    </office:text>
  </office:body>
</office:document-content>
</file>